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6_11-58-5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09-16_13-55-48_000.jpg</text:p>
          </table:table-cell>
          <table:table-cell table:style-name="ce16" office:value-type="string">
            <text:p>:m 温度 / 部屋 / シャツを着た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3]=&quot;&quot;;[.C3];CONCATENATE([.C3];&quot; / &quot;;[.E3]))" office:value-type="string" office:string-value=":m 温度 / 部屋 / シャツを着た">
            <text:p>:m 温度 / 部屋 / シャツを着た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0-09-16_17-39-08_000.jpg</text:p>
          </table:table-cell>
          <table:table-cell table:style-name="ce19" office:value-type="string">
            <text:p>:m RES 1*1 / free# JVEMV6 37#28_26 / 37. miscs of miscs / 28. anim.dessin / theme=血管：腕,notice=~,found=~ / N~</text:p>
          </table:table-cell>
          <table:table-cell table:style-name="ce3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4]=&quot;&quot;;[.C4];CONCATENATE([.C4];&quot; / &quot;;[.E4]))" office:value-type="string" office:string-value=":m RES 1*1 / free# JVEMV6 37#28_26 / 37. miscs of miscs / 28. anim.dessin / theme=血管：腕,notice=~,found=~ / N~">
            <text:p>:m RES 1*1 / free# JVEMV6 37#28_26 / 37. miscs of miscs / 28. anim.dessin / theme=血管：腕,notice=~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6_19-01-36_000.jpg</text:p>
          </table:table-cell>
          <table:table-cell table:style-name="ce19" office:value-type="string">
            <text:p>:m music / log / jap.flute / || s.1~4</text:p>
          </table:table-cell>
          <table:table-cell table:style-name="ce17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9" table:formula="of:=IF([.E5]=&quot;&quot;;[.C5];CONCATENATE([.C5];&quot; / &quot;;[.E5]))" office:value-type="string" office:string-value=":m music / log / jap.flute / || s.1~4">
            <text:p>:m music / log / jap.flute / || s.1~4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6_20-46-50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6_22-38-13_000.jpg</text:p>
          </table:table-cell>
          <table:table-cell table:style-name="ce22" office:value-type="string">
            <text:p>:PHOTO 記録 / @自室 / 消毒液：補充 / 自室用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9" table:formula="of:=IF([.E7]=&quot;&quot;;[.C7];CONCATENATE([.C7];&quot; / &quot;;[.E7]))" office:value-type="string" office:string-value=":PHOTO 記録 / @自室 / 消毒液：補充 / 自室用">
            <text:p>:PHOTO 記録 / @自室 / 消毒液：補充 / 自室用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6_23-11-14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6_23-22-51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8.940429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6_23-28-23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6_23-41-23_000.jpg</text:p>
          </table:table-cell>
          <table:table-cell table:style-name="ce18" office:value-type="string">
            <text:p>:bookmemo / 読んだ本 / 『震災と心のケア』 / 著者=片山和子、湯汲英史 石崎朝世、監修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11]=&quot;&quot;;[.C11];CONCATENATE([.C11];&quot; / &quot;;[.E11]))" office:value-type="string" office:string-value=":bookmemo / 読んだ本 / 『震災と心のケア』 / 著者=片山和子、湯汲英史 石崎朝世、監修">
            <text:p>:bookmemo / 読んだ本 / 『震災と心のケア』 / 著者=片山和子、湯汲英史 石崎朝世、監修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6_23-42-53_000.jpg</text:p>
          </table:table-cell>
          <table:table-cell table:style-name="ce18" office:value-type="string">
            <text:p>:bookmemo / 読んだ本 / 『私の中の日本軍　ライブラリー②』 / 著者=山本七平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2]=&quot;&quot;;[.C12];CONCATENATE([.C12];&quot; / &quot;;[.E12]))" office:value-type="string" office:string-value=":bookmemo / 読んだ本 / 『私の中の日本軍　ライブラリー②』 / 著者=山本七平">
            <text:p>:bookmemo / 読んだ本 / 『私の中の日本軍　ライブラリー②』 / 著者=山本七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6_23-54-26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7_00-08-15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7_01-53-04_000.jpg</text:p>
          </table:table-cell>
          <table:table-cell table:style-name="ce18" office:value-type="string">
            <text:p>:m :PHOTO 寝た時刻 / 2020 / オナニー２時間</text:p>
          </table:table-cell>
          <table:table-cell table:style-name="ce17"/>
          <table:table-cell table:style-name="ce4"/>
          <table:table-cell table:style-name="ce4" office:value-type="string">
            <text:p>N-35-35-28.49121 E-139-34-49.434814</text:p>
          </table:table-cell>
          <table:table-cell table:style-name="ce39" table:formula="of:=IF([.E15]=&quot;&quot;;[.C15];CONCATENATE([.C15];&quot; / &quot;;[.E15]))" office:value-type="string" office:string-value=":m :PHOTO 寝た時刻 / 2020 / オナニー２時間">
            <text:p>:m :PHOTO 寝た時刻 / 2020 / オナニー２時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7_08-26-06_000.jpg</text:p>
          </table:table-cell>
          <table:table-cell table:style-name="ce19" office:value-type="string">
            <text:p>:m :PHOTO 起きた時刻 / 2020 / １時間前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6]=&quot;&quot;;[.C16];CONCATENATE([.C16];&quot; / &quot;;[.E16]))" office:value-type="string" office:string-value=":m :PHOTO 起きた時刻 / 2020 / １時間前">
            <text:p>:m :PHOTO 起きた時刻 / 2020 / １時間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6_15-43-30_000.mp4</text:p>
          </table:table-cell>
          <table:table-cell table:style-name="ce8" office:value-type="string">
            <text:p>:VIDEO / @自室 / 記録 / knoten / 実演,perform / n-2020-091X-1 / knot=dock-hicht(ドックヒッチ),for=how-to-tie;how-to-loosen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VIDEO / @自室 / 記録 / knoten / 実演,perform / n-2020-091X-1 / knot=dock-hicht(ドックヒッチ),for=how-to-tie;how-to-loosen">
            <text:p>:VIDEO / @自室 / 記録 / knoten / 実演,perform / n-2020-091X-1 / knot=dock-hicht(ドックヒッチ),for=how-to-tie;how-to-loos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6_18-19-48_000.mid</text:p>
          </table:table-cell>
          <table:table-cell table:style-name="ce8" office:value-type="string">
            <text:p>:in-mid / app=perfect-piano / 演奏、play / id-2020-0916-1 / category=melody,inst=flute,for=sample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in-mid / app=perfect-piano / 演奏、play / id-2020-0916-1 / category=melody,inst=flute,for=sample">
            <text:p>:in-mid / app=perfect-piano / 演奏、play / id-2020-0916-1 / category=melody,inst=flute,for=sampl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6_18-28-34_000.mid</text:p>
          </table:table-cell>
          <table:table-cell table:style-name="ce8" office:value-type="string">
            <text:p>:in-mid / app=perfect-piano / 演奏、play / id-2020-0916-2 / category=melody,inst=flute,for=sample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in-mid / app=perfect-piano / 演奏、play / id-2020-0916-2 / category=melody,inst=flute,for=sample">
            <text:p>:in-mid / app=perfect-piano / 演奏、play / id-2020-0916-2 / category=melody,inst=flute,for=sampl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6_18-33-34_000.mp4</text:p>
          </table:table-cell>
          <table:table-cell table:style-name="ce8" office:value-type="string">
            <text:p>:VIDEO / @自室 / 記録 / jap.flute / 演奏、play / f-2020-0916-1 / genr=sample,memo=+:sec-1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jap.flute / 演奏、play / f-2020-0916-1 / genr=sample,memo=+:sec-1">
            <text:p>:VIDEO / @自室 / 記録 / jap.flute / 演奏、play / f-2020-0916-1 / genr=sample,memo=+:sec-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6_18-41-00_000.mid</text:p>
          </table:table-cell>
          <table:table-cell table:style-name="ce8" office:value-type="string">
            <text:p>:in-mid / app=perfect-piano / 演奏、play / id-2020-0916-3 / category=melody,inst=flute,for=sample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16-3 / category=melody,inst=flute,for=sample">
            <text:p>:in-mid / app=perfect-piano / 演奏、play / id-2020-0916-3 / category=melody,inst=flute,for=sampl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6_18-46-59_000.mp4</text:p>
          </table:table-cell>
          <table:table-cell table:style-name="ce8" office:value-type="string">
            <text:p>:VIDEO / @自室 / 記録 / jap.flute / 演奏、play / f-2020-0916-2 / genr=sample,memo=+:sec-3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jap.flute / 演奏、play / f-2020-0916-2 / genr=sample,memo=+:sec-3">
            <text:p>:VIDEO / @自室 / 記録 / jap.flute / 演奏、play / f-2020-0916-2 / genr=sample,memo=+:sec-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6_18-57-19_000.mp4</text:p>
          </table:table-cell>
          <table:table-cell table:style-name="ce8" office:value-type="string">
            <text:p>:VIDEO / @自室 / 記録 / jap.flute / 演奏、play / f-2020-0916-3 / genr=sample,memo=+:sec-4,other=tips:whent-first-blowing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jap.flute / 演奏、play / f-2020-0916-3 / genr=sample,memo=+:sec-4,other=tips:whent-first-blowing">
            <text:p>:VIDEO / @自室 / 記録 / jap.flute / 演奏、play / f-2020-0916-3 / genr=sample,memo=+:sec-4,other=tips:whent-first-blowing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7_07-31-54_000.mid</text:p>
          </table:table-cell>
          <table:table-cell table:style-name="ce8" office:value-type="string">
            <text:p>:in-mid / app=perfect-piano / 演奏、play / id-2020-0916-4 / category=melody,inst=flute,for=sample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in-mid / app=perfect-piano / 演奏、play / id-2020-0916-4 / category=melody,inst=flute,for=sample">
            <text:p>:in-mid / app=perfect-piano / 演奏、play / id-2020-0916-4 / category=melody,inst=flute,for=sampl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09:4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7T09:40:53.57</dc:date>
    <dc:creator>iwabuchi ken</dc:creator>
    <meta:editing-duration>P25DT13H24M1S</meta:editing-duration>
    <meta:editing-cycles>9685</meta:editing-cycles>
    <meta:document-statistic meta:table-count="1" meta:cell-count="474" meta:object-count="0"/>
  </office:meta>
</office:document-meta>
</file>